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solid" draw:fill-color="#fcd7b4"/>
    </style:style>
    <style:style style:name="T1" style:family="text">
      <style:text-properties fo:font-size="15pt" fo:font-weight="bold" style:font-size-complex="15pt" style:font-weight-complex="bold"/>
    </style:style>
    <style:style style:name="T2" style:family="text">
      <style:text-properties fo:font-size="15pt" fo:font-weight="bold"/>
    </style:style>
    <style:style style:name="T3" style:family="text">
      <style:text-properties fo:font-size="12pt"/>
    </style:style>
    <style:style style:name="T4" style:family="text">
      <style:text-properties fo:font-size="13pt" fo:font-weight="bold" style:font-size-complex="13pt" style:font-weight-complex="bold"/>
    </style:style>
    <style:style style:name="T5" style:family="text">
      <style:text-properties fo:font-size="12pt" fo:font-weight="bold"/>
    </style:style>
    <style:style style:name="gr1" style:family="graphic">
      <style:graphic-properties draw:stroke="solid" svg:stroke-color="#ff0000" draw:marker-start="" draw:marker-end="" draw:fill="solid" draw:fill-color="#fcd7b4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polygon text:anchor-type="paragraph" draw:z-index="0" draw:name="Polígono con 4 vértices 1" draw:style-name="gr1" draw:text-style-name="P1" svg:width="14.664cm" svg:height="14.698cm" svg:x="-0.37cm" svg:y="-0.187cm" svg:viewBox="0 0 14665 14699" draw:points="0,14699 14665,14699 14665,0 0,0"><text:p><text:span text:style-name="T1">ACADÈMIA CLAU DE FA</text:span></text:p><text:p><text:span text:style-name="T2"/></text:p><text:p><text:span text:style-name="T2"/></text:p><text:p><text:span text:style-name="T3">PREINSCRIPCIONS PER AL CURS 2004-2005</text:span></text:p><text:p><text:span text:style-name="T3"/></text:p><text:p><text:span text:style-name="T3"/></text:p><text:p><text:span text:style-name="T3"/></text:p><text:p><text:span text:style-name="T3">Feim públic que s'obre el termini de preinscripció de l'acadèmia de músi-</text:span></text:p><text:p><text:span text:style-name="T3">ca Clau de Fa per al curs 2004-2005.</text:span></text:p><text:p><text:span text:style-name="T3"/></text:p><text:p><text:span text:style-name="T3">Termini d'inscripció: de l'1 al 10 de setembre, ambdós dies inclosos.</text:span></text:p><text:p><text:span text:style-name="T3"/></text:p><text:p><text:span text:style-name="T3"/></text:p><text:p><text:span text:style-name="T3"/></text:p><text:p><text:span text:style-name="T4">Informació:</text:span></text:p><text:p><text:span text:style-name="T5"/></text:p><text:p><text:span text:style-name="T5"/></text:p><text:p><text:span text:style-name="T3">Lloc: acadèmia Clau de Fa</text:span></text:p><text:p><text:span text:style-name="T3">C/ Major, 24</text:span></text:p><text:p><text:span text:style-name="T3">MAÓ</text:span></text:p><text:p><text:span text:style-name="T3">Tel. 971 11 11 11</text:span></text:p><text:p><text:span text:style-name="T3"/></text:p><text:p><text:span text:style-name="T3"/></text:p><text:p><text:span text:style-name="T3">Horari: de dilluns a divendres, de 18 a 21 h <text:s text:c="12"/></text:span></text:p></draw:polygon><text:s text:c="3"/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1T17:07:00.766862096</meta:creation-date>
    <dc:date>2025-11-02T11:47:22.425248064</dc:date>
    <meta:editing-duration>PT9M52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" meta:word-count="0" meta:character-count="3" meta:non-whitespace-character-count="0"/>
  </office:meta>
</office:document-meta>
</file>